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oday's date: 7/12/17</text:p>
      <text:h text:style-name="Heading_20_1" text:outline-level="1">What tools have you we worked with so far in this class?</text:h>
      <text:list text:style-name="L2">
        <text:list-item>
          <text:p text:style-name="P2">GitHub</text:p>
        </text:list-item>
        <text:list-item>
          <text:p text:style-name="P2">git</text:p>
        </text:list-item>
        <text:list-item>
          <text:p text:style-name="P2">Unix Commands</text:p>
        </text:list-item>
        <text:list-item>
          <text:p text:style-name="P2">Pandoc</text:p>
        </text:list-item>
        <text:list-item>
          <text:p text:style-name="P2">Markdown</text:p>
        </text:list-item>
        <text:list-item>
          <text:p text:style-name="P2">Jekyll</text:p>
        </text:list-item>
      </text:list>
      <text:h text:style-name="Heading_20_2" text:outline-level="2">Which have you found most potentially useful?</text:h>
      <text:p text:style-name="First_20_paragraph">I have found GitHub and Unix to be the most useful so far.</text:p>
      <text:h text:style-name="Heading_20_3" text:outline-level="3">Why?</text:h>
      <text:list text:style-name="L3">
        <text:list-item>
          <text:p text:style-name="P3">If you are able to use GitHub effectively, you can become a better collaborator in the workforce environment.</text:p>
        </text:list-item>
        <text:list-item>
          <text:p text:style-name="P3">With Linux/Unix, I have enjoyed being able to use a remote terminal to access local work that is on my computer and then execute any changes that I've made.</text:p>
        </text:list-item>
      </text:list>
      <text:h text:style-name="Heading_20_2" text:outline-level="2">What tools have been the most difficult to learn?</text:h>
      <text:p text:style-name="First_20_paragraph">I would say that Linx/Unix has been the most difficult to learn.</text:p>
      <text:h text:style-name="Heading_20_3" text:outline-level="3">Why have they been particularly difficult to learn and use?</text:h>
      <text:p text:style-name="First_20_paragraph">It's like learning a new lanugage. You have to understand the syntax, what everything does, and then how to use it appropriately.</text:p>
      <text:h text:style-name="Heading_20_1" text:outline-level="1">What tools would you like to learn more about?</text:h>
      <text:p text:style-name="First_20_paragraph">Since I want to go into database and <text:span text:style-name="T3">possibly</text:span> systems analysis, I am excited to learn about SQL and other database manipulation and querying languages. I will be teaching myself Python (I know we are not going to cover this in this class).</text:p>
      <text:p text:style-name="Horizontal_20_Line"/>
      <text:p text:style-name="First_20_paragraph"><text:span text:style-name="T4">When</text:span><text:span text:style-name="T5"> </text:span><text:span text:style-name="T6">you</text:span><text:span text:style-name="T7"> </text:span><text:span text:style-name="T8">are</text:span><text:span text:style-name="T9"> </text:span><text:span text:style-name="T10">finished</text:span><text:span text:style-name="T11"> </text:span><text:span text:style-name="T12">with</text:span><text:span text:style-name="T13"> </text:span><text:span text:style-name="T14">the</text:span><text:span text:style-name="T15"> </text:span><text:span text:style-name="T16">questions</text:span><text:span text:style-name="T17"> </text:span><text:span text:style-name="T18">in</text:span><text:span text:style-name="T19"> </text:span><text:span text:style-name="T20">file:</text:span></text:p>
      <text:list text:style-name="L4">
        <text:list-item>
          <text:p text:style-name="P4">I want you to change the name of the file to your GitHub username.</text:p>
        </text:list-item>
        <text:list-item>
          <text:p text:style-name="P4">You will then work as a group to convert the file to HTML, DOCX, and ODT formats, per the instructions in class.</text:p>
        </text:list-item>
        <text:list-item>
          <text:p text:style-name="P4">Then I want you to add, commit, and push your changes.</text:p>
        </text:list-item>
        <text:list-item>
          <text:p text:style-name="P4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